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4b82c3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border="2.49pt solid #000000"/>
      <style:text-properties style:use-window-font-color="true" style:text-outline="false" style:text-line-through-style="none" style:text-line-through-type="none" style:font-name="Liberation Serif" fo:font-size="7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fo:border-left="0.06pt solid #000000" fo:border-right="0.06pt solid #000000" fo:border-top="2.4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2"/>
        <table:table-column table:style-name="co1" table:default-cell-style-name="ce12"/>
        <table:table-row table:style-name="ro1">
          <table:table-cell table:style-name="ce1" office:value-type="string" calcext:value-type="string" table:number-columns-spanned="3" table:number-rows-spanned="1">
            <text:p/>
          </table:table-cell>
          <table:covered-table-cell table:number-columns-repeated="2" table:style-name="ce8"/>
        </table:table-row>
        <table:table-row table:style-name="ro1">
          <table:table-cell table:style-name="ce2" office:value-type="string" calcext:value-type="string" table:number-columns-spanned="3" table:number-rows-spanned="1">
            <text:p><text:a xlink:href="https://spoc.ethbib.ethz.ch/secure/IssueNavigator.jspa?reset=true&amp;jqlQuery=project+%3D+RDA" xlink:type="simple">SPOC / Jira</text:a> </text:p>
          </table:table-cell>
          <table:covered-table-cell table:number-columns-repeated="2" table:style-name="ce9"/>
        </table:table-row>
        <table:table-row table:style-name="ro1">
          <table:table-cell table:style-name="ce3" office:value-type="string" calcext:value-type="string" table:number-columns-spanned="3" table:number-rows-spanned="1">
            <text:p>67 Vorgänge werden unter 07. Januar 2016 17:35 angezeigt.</text:p>
          </table:table-cell>
          <table:covered-table-cell table:number-columns-repeated="2" table:style-name="ce10"/>
        </table:table-row>
        <table:table-row table:style-name="ro1">
          <table:table-cell table:style-name="ce4" office:value-type="string" calcext:value-type="string">
            <text:p>Schlüssel</text:p>
          </table:table-cell>
          <table:table-cell table:style-name="ce11" office:value-type="string" calcext:value-type="string">
            <text:p>Zusammenfassung</text:p>
          </table:table-cell>
          <table:table-cell table:style-name="ce11" office:value-type="string" calcext:value-type="string">
            <text:p>Priorität</text:p>
          </table:table-cell>
        </table:table-row>
        <table:table-row table:style-name="ro1">
          <table:table-cell office:value-type="string" calcext:value-type="string">
            <text:p><text:a xlink:href="https://spoc.ethbib.ethz.ch/browse/RDA-71" xlink:type="simple">RDA-71</text:a> </text:p>
          </table:table-cell>
          <table:table-cell office:value-type="string" calcext:value-type="string">
            <text:p>2.2.5 Staff-User: EAF10 Schreibrechte entzieh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70" xlink:type="simple">RDA-70</text:a> </text:p>
          </table:table-cell>
          <table:table-cell office:value-type="string" calcext:value-type="string">
            <text:p>RDA-63 STP Aleph Test: Fehlermeldungen, Feldhilfen, Auswahllist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9" xlink:type="simple">RDA-69</text:a> </text:p>
          </table:table-cell>
          <table:table-cell office:value-type="string" calcext:value-type="string">
            <text:p>RDA-63 STP Aleph Test: Bib-Satz mit GND verknüpfen, Indexierung prüf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8" xlink:type="simple">RDA-68</text:a> </text:p>
          </table:table-cell>
          <table:table-cell office:value-type="string" calcext:value-type="string">
            <text:p>RDA-63 STP Aleph Test: GND (neuen Satz erstellen, Satz ableiten, abspeichern)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7" xlink:type="simple">RDA-67</text:a> </text:p>
          </table:table-cell>
          <table:table-cell office:value-type="string" calcext:value-type="string">
            <text:p>RDA-63 STP Aleph Test: Indexierung testen (Wort- und Indexsuche)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6" xlink:type="simple">RDA-66</text:a> </text:p>
          </table:table-cell>
          <table:table-cell office:value-type="string" calcext:value-type="string">
            <text:p>RDA-63 STP Aleph Test: Vorhandene Sätze duplizieren und anpass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5" xlink:type="simple">RDA-65</text:a> </text:p>
          </table:table-cell>
          <table:table-cell office:value-type="string" calcext:value-type="string">
            <text:p>RDA-63 STP Aleph Test: Neue Titelaufnahme erstell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4" xlink:type="simple">RDA-64</text:a> </text:p>
          </table:table-cell>
          <table:table-cell office:value-type="string" calcext:value-type="string">
            <text:p>RDA-63 STP Aleph Test: Fremddatenübernahme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3" xlink:type="simple">RDA-63</text:a> </text:p>
          </table:table-cell>
          <table:table-cell office:value-type="string" calcext:value-type="string">
            <text:p>STP: Test der RDA/GND Konfiguration Haupttask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2" xlink:type="simple">RDA-62</text:a> </text:p>
          </table:table-cell>
          <table:table-cell office:value-type="string" calcext:value-type="string">
            <text:p>RDA-54 8. Systemabnahme und -freigabe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1" xlink:type="simple">RDA-61</text:a> </text:p>
          </table:table-cell>
          <table:table-cell office:value-type="string" calcext:value-type="string">
            <text:p>RDA-54 7. Bearbeitung der Rückmeldung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0" xlink:type="simple">RDA-60</text:a> </text:p>
          </table:table-cell>
          <table:table-cell office:value-type="string" calcext:value-type="string">
            <text:p>RDA-54 6. Testen der Konfiguratio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9" xlink:type="simple">RDA-59</text:a> </text:p>
          </table:table-cell>
          <table:table-cell office:value-type="string" calcext:value-type="string">
            <text:p>RDA-54 5. Abschliessende Arbeit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8" xlink:type="simple">RDA-58</text:a> </text:p>
          </table:table-cell>
          <table:table-cell office:value-type="string" calcext:value-type="string">
            <text:p>RDA-54 4. Übernahme der Konfiguration: alephe und ext09/tab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7" xlink:type="simple">RDA-57</text:a> </text:p>
          </table:table-cell>
          <table:table-cell office:value-type="string" calcext:value-type="string">
            <text:p>RDA-54 3. Übernahme der Konfiguration: ebi01/pc_tab/catalog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6" xlink:type="simple">RDA-56</text:a> </text:p>
          </table:table-cell>
          <table:table-cell office:value-type="string" calcext:value-type="string">
            <text:p>RDA-54 2. Übernahme der Konfiguration: ebi01/tab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5" xlink:type="simple">RDA-55</text:a> </text:p>
          </table:table-cell>
          <table:table-cell office:value-type="string" calcext:value-type="string">
            <text:p>RDA-54 1. Vorbereitende Arbeiten vor Konfigurationsübernahme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4" xlink:type="simple">RDA-54</text:a> </text:p>
          </table:table-cell>
          <table:table-cell office:value-type="string" calcext:value-type="string">
            <text:p>2.1.3 STP - RDA/GND Haupttask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3" xlink:type="simple">RDA-53</text:a> </text:p>
          </table:table-cell>
          <table:table-cell office:value-type="string" calcext:value-type="string">
            <text:p>RDA-11 OAI-Sets anpass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2" xlink:type="simple">RDA-52</text:a> </text:p>
          </table:table-cell>
          <table:table-cell office:value-type="string" calcext:value-type="string">
            <text:p>RDA-9 alephe/tab tab_base Änderungen übernehm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1" xlink:type="simple">RDA-51</text:a> </text:p>
          </table:table-cell>
          <table:table-cell office:value-type="string" calcext:value-type="string">
            <text:p>u-Baum-Verzeichnis ids18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50" xlink:type="simple">RDA-50</text:a> </text:p>
          </table:table-cell>
          <table:table-cell office:value-type="string" calcext:value-type="string">
            <text:p>RDA-9 EXT09 Tabellen konfigurier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9" xlink:type="simple">RDA-49</text:a> </text:p>
          </table:table-cell>
          <table:table-cell office:value-type="string" calcext:value-type="string">
            <text:p>RDA-9 z39_gate Änderungen an Worldcat übernehm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8" xlink:type="simple">RDA-48</text:a> </text:p>
          </table:table-cell>
          <table:table-cell office:value-type="string" calcext:value-type="string">
            <text:p>RDA-9 pc_tab/catalog/html Feldhilf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7" xlink:type="simple">RDA-47</text:a> </text:p>
          </table:table-cell>
          <table:table-cell office:value-type="string" calcext:value-type="string">
            <text:p>RDA-10 Gonin-Routinen einrichten und aktualisier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6" xlink:type="simple">RDA-46</text:a> </text:p>
          </table:table-cell>
          <table:table-cell office:value-type="string" calcext:value-type="string">
            <text:p>RDA-9 Erweiterungen tab33.lng f. RDA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5" xlink:type="simple">RDA-45</text:a> </text:p>
          </table:table-cell>
          <table:table-cell office:value-type="string" calcext:value-type="string">
            <text:p>RDA-21 modifizierter p-manage-102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4" xlink:type="simple">RDA-44</text:a> </text:p>
          </table:table-cell>
          <table:table-cell office:value-type="string" calcext:value-type="string">
            <text:p>RDA-10 tab_aut für GNDS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3" xlink:type="simple">RDA-43</text:a> </text:p>
          </table:table-cell>
          <table:table-cell office:value-type="string" calcext:value-type="string">
            <text:p>RDA-9 tab/tag_values.lng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2" xlink:type="simple">RDA-42</text:a> </text:p>
          </table:table-cell>
          <table:table-cell office:value-type="string" calcext:value-type="string">
            <text:p>RDA-9 tab/tab_fix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1" xlink:type="simple">RDA-41</text:a> </text:p>
          </table:table-cell>
          <table:table-cell office:value-type="string" calcext:value-type="string">
            <text:p>RDA-10 Tab_filing Anpassung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40" xlink:type="simple">RDA-40</text:a> </text:p>
          </table:table-cell>
          <table:table-cell office:value-type="string" calcext:value-type="string">
            <text:p>RDA-10 GND-relevante Tabellen Änderung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9" xlink:type="simple">RDA-39</text:a> </text:p>
          </table:table-cell>
          <table:table-cell office:value-type="string" calcext:value-type="string">
            <text:p>RDA-9 tab/pc_tab-Files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8" xlink:type="simple">RDA-38</text:a> </text:p>
          </table:table-cell>
          <table:table-cell office:value-type="string" calcext:value-type="string">
            <text:p>RDA-9 tab/edit*-Files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7" xlink:type="simple">RDA-37</text:a> </text:p>
          </table:table-cell>
          <table:table-cell office:value-type="string" calcext:value-type="string">
            <text:p>RDA-9 tab/check_doc_tag_text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6" xlink:type="simple">RDA-36</text:a> </text:p>
          </table:table-cell>
          <table:table-cell office:value-type="string" calcext:value-type="string">
            <text:p>RDA-9 tab/check_doc_new_acc und check_doc_new_acc_aut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5" xlink:type="simple">RDA-35</text:a> </text:p>
          </table:table-cell>
          <table:table-cell office:value-type="string" calcext:value-type="string">
            <text:p>RDA-9 tab/check_doc ALL + tab01.lng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4" xlink:type="simple">RDA-34</text:a> </text:p>
          </table:table-cell>
          <table:table-cell office:value-type="string" calcext:value-type="string">
            <text:p>RDA-9 pc_tab/catalog scancode.dat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3" xlink:type="simple">RDA-33</text:a> </text:p>
          </table:table-cell>
          <table:table-cell office:value-type="string" calcext:value-type="string">
            <text:p>RDA-9 pc_tab/catalog tag_text.dat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2" xlink:type="simple">RDA-32</text:a> </text:p>
          </table:table-cell>
          <table:table-cell office:value-type="string" calcext:value-type="string">
            <text:p>RDA-9 pc_tab/catalog Codes.lng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1" xlink:type="simple">RDA-31</text:a> </text:p>
          </table:table-cell>
          <table:table-cell office:value-type="string" calcext:value-type="string">
            <text:p>RDA-9 pc_tab/catalog Formulare Anpassung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30" xlink:type="simple">RDA-30</text:a> </text:p>
          </table:table-cell>
          <table:table-cell office:value-type="string" calcext:value-type="string">
            <text:p>RDA-9 Anpassung path_convert und eaf10/tab-Tabell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9" xlink:type="simple">RDA-29</text:a> </text:p>
          </table:table-cell>
          <table:table-cell office:value-type="string" calcext:value-type="string">
            <text:p>RDA-21 Benutzerberechtigungen für zukünftige IDS18-Nutzer vergeb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8" xlink:type="simple">RDA-28</text:a> </text:p>
          </table:table-cell>
          <table:table-cell office:value-type="string" calcext:value-type="string">
            <text:p>RDA-10 Tab11_word einricht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7" xlink:type="simple">RDA-27</text:a> </text:p>
          </table:table-cell>
          <table:table-cell office:value-type="string" calcext:value-type="string">
            <text:p>RDA-14 p_manage_15 für GNDS in die job_list eintragen. Geänderte Job_list aktivieren.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6" xlink:type="simple">RDA-26</text:a> </text:p>
          </table:table-cell>
          <table:table-cell office:value-type="string" calcext:value-type="string">
            <text:p>RDA-14 Änderung der Normalisierung in Routine 17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5" xlink:type="simple">RDA-25</text:a> </text:p>
          </table:table-cell>
          <table:table-cell office:value-type="string" calcext:value-type="string">
            <text:p>RDA-14 Neue ExL-Routine für BIB-AUT Abgleich anhängen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4" xlink:type="simple">RDA-24</text:a> </text:p>
          </table:table-cell>
          <table:table-cell office:value-type="string" calcext:value-type="string">
            <text:p>RDA-10 Angleichungsroutinen analysieren und anpass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3" xlink:type="simple">RDA-23</text:a> </text:p>
          </table:table-cell>
          <table:table-cell office:value-type="string" calcext:value-type="string">
            <text:p>RDA-14 GND: Konfiguration eines neuen Feldes GND in EAF10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2" xlink:type="simple">RDA-22</text:a> </text:p>
          </table:table-cell>
          <table:table-cell office:value-type="string" calcext:value-type="string">
            <text:p>2.2.5 Test der Staff-User-Skripts für den IDS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1" xlink:type="simple">RDA-21</text:a> </text:p>
          </table:table-cell>
          <table:table-cell office:value-type="string" calcext:value-type="string">
            <text:p>2.3.7 Ablösung DSV16 durch IDS18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20" xlink:type="simple">RDA-20</text:a> </text:p>
          </table:table-cell>
          <table:table-cell office:value-type="string" calcext:value-type="string">
            <text:p>2.3.6 Ablösung EAF10 durch IDS18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9" xlink:type="simple">RDA-19</text:a> </text:p>
          </table:table-cell>
          <table:table-cell office:value-type="string" calcext:value-type="string">
            <text:p>2.3.5 NLS-spezifische Konfiguration bezüglich Einführung RDA/GND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8" xlink:type="simple">RDA-18</text:a> </text:p>
          </table:table-cell>
          <table:table-cell office:value-type="string" calcext:value-type="string">
            <text:p>2.3.4 ETHBIB spezifische Programme: Analyse und Anpassung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7" xlink:type="simple">RDA-17</text:a> </text:p>
          </table:table-cell>
          <table:table-cell office:value-type="string" calcext:value-type="string">
            <text:p>2.3.3 E-Book Einspielungen und Anreicherung anpass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6" xlink:type="simple">RDA-16</text:a> </text:p>
          </table:table-cell>
          <table:table-cell office:value-type="string" calcext:value-type="string">
            <text:p>2.3.2 ARC Konfiguration und Berichte anpass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5" xlink:type="simple">RDA-15</text:a> </text:p>
          </table:table-cell>
          <table:table-cell office:value-type="string" calcext:value-type="string">
            <text:p>2.3.1 Primo Normalisierungsregeln anpass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4" xlink:type="simple">RDA-14</text:a> </text:p>
          </table:table-cell>
          <table:table-cell office:value-type="string" calcext:value-type="string">
            <text:p>2.2.6 Update und Verknüpfung der EBI01-Sätze mit IDS18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3" xlink:type="simple">RDA-13</text:a> </text:p>
          </table:table-cell>
          <table:table-cell office:value-type="string" calcext:value-type="string">
            <text:p>2.2.5 Client einrichten und Verteilung, Staff-User Recht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2" xlink:type="simple">RDA-12</text:a> </text:p>
          </table:table-cell>
          <table:table-cell office:value-type="string" calcext:value-type="string">
            <text:p>2.2.4 Datenanalyse und Mutationen in Aleph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1" xlink:type="simple">RDA-11</text:a> </text:p>
          </table:table-cell>
          <table:table-cell office:value-type="string" calcext:value-type="string">
            <text:p>2.2.3 Exportkonfigurationen anpass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10" xlink:type="simple">RDA-10</text:a> </text:p>
          </table:table-cell>
          <table:table-cell office:value-type="string" calcext:value-type="string">
            <text:p>2.2.2 Einrichten Indices und Routin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9" xlink:type="simple">RDA-9</text:a> </text:p>
          </table:table-cell>
          <table:table-cell office:value-type="string" calcext:value-type="string">
            <text:p>2.2.1 Konfiguration Tabell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8" xlink:type="simple">RDA-8</text:a> </text:p>
          </table:table-cell>
          <table:table-cell office:value-type="string" calcext:value-type="string">
            <text:p>2.1.4 Indexierung testen (RDA und GND)</text:p>
          </table:table-cell>
          <table:table-cell office:value-type="string" calcext:value-type="string">
            <text:p>wichtig</text:p>
          </table:table-cell>
        </table:table-row>
        <table:table-row table:style-name="ro1">
          <table:table-cell office:value-type="string" calcext:value-type="string">
            <text:p><text:a xlink:href="https://spoc.ethbib.ethz.ch/browse/RDA-7" xlink:type="simple">RDA-7</text:a> </text:p>
          </table:table-cell>
          <table:table-cell office:value-type="string" calcext:value-type="string">
            <text:p>2.1.3 STP Planen und durchführe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spoc.ethbib.ethz.ch/browse/RDA-6" xlink:type="simple">RDA-6</text:a> </text:p>
          </table:table-cell>
          <table:table-cell office:value-type="string" calcext:value-type="string">
            <text:p>2.1.2 Einrichten Testumgebung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6" office:value-type="string" calcext:value-type="string">
            <text:p><text:a xlink:href="https://spoc.ethbib.ethz.ch/browse/RDA-1" xlink:type="simple">RDA-1</text:a> </text:p>
          </table:table-cell>
          <table:table-cell table:style-name="ce13" office:value-type="string" calcext:value-type="string">
            <text:p>2.1.1 RDA Datenanalyse</text:p>
          </table:table-cell>
          <table:table-cell table:style-name="ce13" office:value-type="string" calcext:value-type="string">
            <text:p>todo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Erstellt am Thu Jan 07 17:35:18 CET 2016 von Sven Koesling mit JIRA 6.2.4#6261-sha1:4d2e6f6f26064845673c8e7ffe9b6b84b45a6e79.</text:p>
          </table:table-cell>
          <table:covered-table-cell table:number-columns-repeated="2" table:style-name="ce14"/>
        </table:table-row>
      </table:table>
      <table:named-expressions>
        <table:named-range table:name="HTML_1" table:base-cell-address="$Sheet1.$A$1" table:cell-range-address=".$A$1:.$G$3"/>
        <table:named-range table:name="HTML_2" table:base-cell-address="$Sheet1.$A$1" table:cell-range-address=".$A$4:.$G$71"/>
        <table:named-range table:name="HTML_3" table:base-cell-address="$Sheet1.$A$1" table:cell-range-address=".$A$72:.$G$72"/>
        <table:named-range table:name="HTML_all" table:base-cell-address="$Sheet1.$A$1" table:cell-range-address=".$A$1:.$G$72"/>
        <table:named-range table:name="HTML_tables" table:base-cell-address="$Sheet1.$A$1" table:cell-range-address=".$A$1:.$A$1"/>
        <table:named-range table:name="HTML__issuetable" table:base-cell-address="$Sheet1.$A$1" table:cell-range-address=".$A$4:.$G$7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OC / Jira</dc:title>
    <dc:date>2016-01-07T17:40:09.549569871</dc:date>
    <dc:creator>Sven Koesling</dc:creator>
    <meta:editing-duration>PT4M8S</meta:editing-duration>
    <meta:editing-cycles>1</meta:editing-cycles>
    <meta:document-statistic meta:table-count="1" meta:cell-count="208" meta:object-count="0"/>
    <meta:generator>LibreOffice/5.0.2.2$Linux_X86_64 LibreOffice_project/37b43f919e4de5eeaca9b9755ed688758a8251fe</meta:generator>
  </office:meta>
</office:document-meta>
</file>